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 table:number-columns-spanned="1" table:number-rows-spanned="2">
            <text:p>Approach</text:p>
          </table:table-cell>
          <table:table-cell office:value-type="string" calcext:value-type="string" table:number-columns-spanned="5" table:number-rows-spanned="1">
            <text:p>Time Taken</text:p>
          </table:table-cell>
          <table:covered-table-cell table:number-columns-repeated="4"/>
        </table:table-row>
        <table:table-row table:style-name="ro1">
          <table:covered-table-cell/>
          <table:table-cell office:value-type="string" calcext:value-type="string">
            <text:p>Instance 1</text:p>
          </table:table-cell>
          <table:table-cell office:value-type="string" calcext:value-type="string">
            <text:p>Instance 2</text:p>
          </table:table-cell>
          <table:table-cell office:value-type="string" calcext:value-type="string">
            <text:p>Instance 3</text:p>
          </table:table-cell>
          <table:table-cell office:value-type="string" calcext:value-type="string">
            <text:p>Instance 4</text:p>
          </table:table-cell>
          <table:table-cell office:value-type="string" calcext:value-type="string">
            <text:p>Instance 5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0.001818" calcext:value-type="float">
            <text:p>0.001818</text:p>
          </table:table-cell>
          <table:table-cell office:value-type="float" office:value="0.001871" calcext:value-type="float">
            <text:p>0.001871</text:p>
          </table:table-cell>
          <table:table-cell office:value-type="float" office:value="0.002202" calcext:value-type="float">
            <text:p>0.002202</text:p>
          </table:table-cell>
          <table:table-cell office:value-type="float" office:value="0.001838" calcext:value-type="float">
            <text:p>0.001838</text:p>
          </table:table-cell>
          <table:table-cell office:value-type="float" office:value="0.001843" calcext:value-type="float">
            <text:p>0.001843</text:p>
          </table:table-cell>
        </table:table-row>
        <table:table-row table:style-name="ro1">
          <table:table-cell office:value-type="string" calcext:value-type="string">
            <text:p>Basic Parallel</text:p>
          </table:table-cell>
          <table:table-cell office:value-type="float" office:value="0.002626" calcext:value-type="float">
            <text:p>0.002626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3112" calcext:value-type="float">
            <text:p>0.003112</text:p>
          </table:table-cell>
          <table:table-cell office:value-type="float" office:value="0.001964" calcext:value-type="float">
            <text:p>0.001964</text:p>
          </table:table-cell>
          <table:table-cell office:value-type="float" office:value="0.00223" calcext:value-type="float">
            <text:p>0.00223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float" office:value="0.018295" calcext:value-type="float">
            <text:p>0.018295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15657" calcext:value-type="float">
            <text:p>0.015657</text:p>
          </table:table-cell>
          <table:table-cell office:value-type="float" office:value="0.015371" calcext:value-type="float">
            <text:p>0.015371</text:p>
          </table:table-cell>
          <table:table-cell office:value-type="float" office:value="0.015717" calcext:value-type="float">
            <text:p>0.015717</text:p>
          </table:table-cell>
        </table:table-row>
        <table:table-row table:style-name="ro1">
          <table:table-cell office:value-type="string" calcext:value-type="string">
            <text:p>Atomic</text:p>
          </table:table-cell>
          <table:table-cell office:value-type="float" office:value="0.007364" calcext:value-type="float">
            <text:p>0.007364</text:p>
          </table:table-cell>
          <table:table-cell office:value-type="float" office:value="0.00811" calcext:value-type="float">
            <text:p>0.00811</text:p>
          </table:table-cell>
          <table:table-cell office:value-type="float" office:value="0.007596" calcext:value-type="float">
            <text:p>0.007596</text:p>
          </table:table-cell>
          <table:table-cell office:value-type="float" office:value="0.008663" calcext:value-type="float">
            <text:p>0.008663</text:p>
          </table:table-cell>
          <table:table-cell office:value-type="float" office:value="0.005824" calcext:value-type="float">
            <text:p>0.005824</text:p>
          </table:table-cell>
        </table:table-row>
        <table:table-row table:style-name="ro1">
          <table:table-cell office:value-type="string" calcext:value-type="string">
            <text:p>Reduction</text:p>
          </table:table-cell>
          <table:table-cell office:value-type="float" office:value="0.002788" calcext:value-type="float">
            <text:p>0.002788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0.002115" calcext:value-type="float">
            <text:p>0.002115</text:p>
          </table:table-cell>
          <table:table-cell office:value-type="float" office:value="0.002564" calcext:value-type="float">
            <text:p>0.002564</text:p>
          </table:table-cell>
          <table:table-cell office:value-type="float" office:value="0.002358" calcext:value-type="float">
            <text:p>0.0023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4:20:22.457692054</meta:creation-date>
    <dc:date>2019-08-07T14:27:55.558544669</dc:date>
    <meta:editing-duration>PT7M33S</meta:editing-duration>
    <meta:editing-cycles>1</meta:editing-cycles>
    <meta:document-statistic meta:table-count="1" meta:cell-count="37" meta:object-count="0"/>
    <meta:generator>LibreOffice/5.1.6.2$Linux_X86_64 LibreOffice_project/10m0$Build-2</meta:generator>
  </office:meta>
</office:document-meta>
</file>